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71.74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54.26pt"/>
    </style:style>
    <style:style style:name="co13" style:family="table-column">
      <style:table-column-properties fo:break-before="auto" style:column-width="51.14pt"/>
    </style:style>
    <style:style style:name="co14" style:family="table-column">
      <style:table-column-properties fo:break-before="auto" style:column-width="44.76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92.1pt"/>
    </style:style>
    <style:style style:name="co17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8"/>
          <table:table-cell table:style-name="ce1" office:value-type="string" calcext:value-type="string" table:number-columns-spanned="1" table:number-rows-spanned="2">
            <text:p>Best</text:p>
            <text:p>Memory</text:p>
          </table:table-cell>
          <table:table-cell table:number-columns-repeated="5"/>
          <table:table-cell table:style-name="ce22" table:number-columns-repeated="2"/>
        </table:table-row>
        <table:table-row table:style-name="ro1">
          <table:covered-table-cell table:style-name="ce2" office:value-type="string" calcext:value-type="string">
            <text:p>Mecanismo de adaptação</text:p>
          </table:covered-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QO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Both</text:p>
          </table:table-cell>
          <table:covered-table-cell table:style-name="ce6"/>
          <table:table-cell table:number-columns-repeated="4"/>
          <table:table-cell table:style-name="ce22" table:number-columns-repeated="2"/>
          <table:table-cell/>
        </table:table-row>
        <table:table-row table:style-name="ro1">
          <table:table-cell table:style-name="ce22" office:value-type="string" calcext:value-type="string">
            <text:p>SVR</text:p>
          </table:table-cell>
          <table:table-cell table:style-name="ce26" office:value-type="float" office:value="877.049628113469" calcext:value-type="float">
            <text:p>877.050</text:p>
          </table:table-cell>
          <table:table-cell office:value-type="float" office:value="720.569808002768" calcext:value-type="float">
            <text:p>720.570</text:p>
          </table:table-cell>
          <table:table-cell office:value-type="float" office:value="812.798129035978" calcext:value-type="float">
            <text:p>812.798</text:p>
          </table:table-cell>
          <table:table-cell table:style-name="ce27" office:value-type="float" office:value="720.528900484317" calcext:value-type="float">
            <text:p>720.529</text:p>
          </table:table-cell>
          <table:table-cell table:style-name="ce26" table:formula="of:=[.E3]" office:value-type="float" office:value="720.528900484317" calcext:value-type="float">
            <text:p>720.529</text:p>
          </table:table-cell>
          <table:table-cell table:number-columns-repeated="4"/>
          <table:table-cell table:style-name="ce26"/>
          <table:table-cell table:style-name="ce22"/>
          <table:table-cell/>
        </table:table-row>
        <table:table-row table:style-name="ro1">
          <table:table-cell table:style-name="ce22" office:value-type="string" calcext:value-type="string">
            <text:p>MLP</text:p>
          </table:table-cell>
          <table:table-cell table:style-name="ce26" office:value-type="float" office:value="621.719571609779" calcext:value-type="float">
            <text:p>621.720</text:p>
          </table:table-cell>
          <table:table-cell office:value-type="float" office:value="545.828732638889" calcext:value-type="float">
            <text:p>545.829</text:p>
          </table:table-cell>
          <table:table-cell office:value-type="float" office:value="722.078615083026" calcext:value-type="float">
            <text:p>722.079</text:p>
          </table:table-cell>
          <table:table-cell table:style-name="ce27" office:value-type="float" office:value="700.797439236111" calcext:value-type="float">
            <text:p>700.797</text:p>
          </table:table-cell>
          <table:table-cell table:style-name="ce27" table:formula="of:=[.E4]" office:value-type="float" office:value="700.797439236111" calcext:value-type="float">
            <text:p>700.797</text:p>
          </table:table-cell>
          <table:table-cell table:style-name="ce6" office:value-type="string" calcext:value-type="string">
            <text:p>Best ML-Adapt result</text:p>
          </table:table-cell>
          <table:table-cell table:number-columns-repeated="3"/>
          <table:table-cell table:style-name="ce26"/>
          <table:table-cell table:number-columns-repeated="2"/>
        </table:table-row>
        <table:table-row table:style-name="ro1">
          <table:table-cell table:style-name="ce22" office:value-type="string" calcext:value-type="string">
            <text:p>RF</text:p>
          </table:table-cell>
          <table:table-cell table:style-name="ce26" office:value-type="float" office:value="511.431071263838" calcext:value-type="float">
            <text:p>511.431</text:p>
          </table:table-cell>
          <table:table-cell office:value-type="float" office:value="474.877580142989" calcext:value-type="float">
            <text:p>474.878</text:p>
          </table:table-cell>
          <table:table-cell table:style-name="ce27" office:value-type="float" office:value="567.82202779059" calcext:value-type="float">
            <text:p>567.822</text:p>
          </table:table-cell>
          <table:table-cell office:value-type="float" office:value="478.704076337638" calcext:value-type="float">
            <text:p>478.704</text:p>
          </table:table-cell>
          <table:table-cell table:style-name="ce26" table:formula="of:=[.D5]" office:value-type="float" office:value="567.82202779059" calcext:value-type="float">
            <text:p>567.822</text:p>
          </table:table-cell>
          <table:table-cell table:number-columns-repeated="4"/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XGBoost</text:p>
          </table:table-cell>
          <table:table-cell table:style-name="ce26" office:value-type="float" office:value="553.515726273148" calcext:value-type="float">
            <text:p>553.516</text:p>
          </table:table-cell>
          <table:table-cell office:value-type="float" office:value="513.468274331181" calcext:value-type="float">
            <text:p>513.468</text:p>
          </table:table-cell>
          <table:table-cell table:style-name="ce27" office:value-type="float" office:value="579.383116319444" calcext:value-type="float">
            <text:p>579.383</text:p>
          </table:table-cell>
          <table:table-cell office:value-type="float" office:value="503.914466594828" calcext:value-type="float">
            <text:p>503.914</text:p>
          </table:table-cell>
          <table:table-cell table:style-name="ce27" table:formula="of:=[.D6]" office:value-type="float" office:value="579.383116319444" calcext:value-type="float">
            <text:p>579.383</text:p>
          </table:table-cell>
          <table:table-cell table:style-name="ce6" office:value-type="string" calcext:value-type="string">
            <text:p>Worst ML-Adapt result</text:p>
          </table:table-cell>
          <table:table-cell table:number-columns-repeated="3"/>
          <table:table-cell table:style-name="ce22" table:number-columns-repeated="3"/>
        </table:table-row>
        <table:table-row table:style-name="ro1">
          <table:table-cell table:style-name="ce22" office:value-type="string" calcext:value-type="string">
            <text:p>HPA</text:p>
          </table:table-cell>
          <table:table-cell table:style-name="ce27" office:value-type="float" office:value="678.258912037037" calcext:value-type="float">
            <text:p>678.259</text:p>
          </table:table-cell>
          <table:table-cell table:number-columns-repeated="3" office:value-type="string" calcext:value-type="string">
            <text:p>-</text:p>
          </table:table-cell>
          <table:table-cell table:style-name="ce26" table:formula="of:=[.B7]" office:value-type="float" office:value="678.258912037037" calcext:value-type="float">
            <text:p>678.259</text:p>
          </table:table-cell>
          <table:table-cell table:number-columns-repeated="4"/>
          <table:table-cell table:style-name="ce22" table:number-columns-repeated="3"/>
        </table:table-row>
        <table:table-row table:style-name="ro1">
          <table:table-cell table:style-name="ce22" office:value-type="string" calcext:value-type="string">
            <text:p>Base</text:p>
          </table:table-cell>
          <table:table-cell table:style-name="ce27" office:value-type="float" office:value="472.878488238007" calcext:value-type="float">
            <text:p>472.878</text:p>
          </table:table-cell>
          <table:table-cell table:number-columns-repeated="3" office:value-type="string" calcext:value-type="string">
            <text:p>-</text:p>
          </table:table-cell>
          <table:table-cell table:style-name="ce26" table:formula="of:=[.B8]" office:value-type="float" office:value="472.878488238007" calcext:value-type="float">
            <text:p>472.878</text:p>
          </table:table-cell>
          <table:table-cell table:number-columns-repeated="4"/>
          <table:table-cell table:style-name="ce2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2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3"/>
          <table:table-cell table:style-name="ce27"/>
          <table:table-cell table:number-columns-repeated="3"/>
          <table:table-cell table:style-name="ce22"/>
          <table:table-cell table:style-name="ce6"/>
          <table:table-cell table:style-name="ce23" table:number-columns-repeated="2"/>
          <table:table-cell table:style-name="ce22"/>
          <table:table-cell table:style-name="ce23" table:number-columns-repeated="2"/>
          <table:table-cell table:style-name="ce22"/>
        </table:table-row>
        <table:table-row table:style-name="ro1">
          <table:table-cell table:style-name="ce23"/>
          <table:table-cell table:style-name="ce27"/>
          <table:table-cell table:number-columns-repeated="3"/>
          <table:table-cell table:style-name="ce22"/>
          <table:table-cell table:style-name="ce6"/>
          <table:table-cell table:style-name="ce22" table:number-columns-repeated="3"/>
          <table:table-cell table:style-name="ce23" table:number-columns-repeated="2"/>
          <table:table-cell table:style-name="ce22"/>
        </table:table-row>
        <table:table-row table:style-name="ro1">
          <table:table-cell table:style-name="ce23"/>
          <table:table-cell table:style-name="ce26"/>
          <table:table-cell table:number-columns-repeated="2"/>
          <table:table-cell table:style-name="ce27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23"/>
          <table:table-cell table:style-name="ce26"/>
          <table:table-cell/>
          <table:table-cell table:style-name="ce27"/>
          <table:table-cell/>
          <table:table-cell table:style-name="ce22" table:number-columns-repeated="2"/>
          <table:table-cell table:number-columns-repeated="6"/>
        </table:table-row>
        <table:table-row table:style-name="ro1">
          <table:table-cell table:style-name="ce22"/>
          <table:table-cell table:style-name="ce26"/>
          <table:table-cell table:number-columns-repeated="2"/>
          <table:table-cell table:style-name="ce27"/>
          <table:table-cell table:style-name="ce22" table:number-columns-repeated="2"/>
          <table:table-cell table:style-name="ce23" table:number-columns-repeated="2"/>
          <table:table-cell table:style-name="ce22" table:number-columns-repeated="4"/>
        </table:table-row>
        <table:table-row table:style-name="ro1">
          <table:table-cell table:style-name="ce22"/>
          <table:table-cell table:style-name="ce26"/>
          <table:table-cell/>
          <table:table-cell table:style-name="ce27"/>
          <table:table-cell/>
          <table:table-cell table:style-name="ce22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22" table:number-columns-repeated="2"/>
          <table:table-cell table:style-name="ce23"/>
          <table:table-cell table:style-name="ce2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2" table:number-columns-repeated="5"/>
          <table:table-cell table:style-name="ce23" table:number-columns-repeated="2"/>
          <table:table-cell table:style-name="ce22"/>
          <table:table-cell table:style-name="ce23" table:number-columns-repeated="2"/>
          <table:table-cell table:style-name="ce22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ce23" table:number-columns-repeated="3"/>
          <table:table-cell table:style-name="ce22"/>
          <table:table-cell table:style-name="ce23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ce22"/>
          <table:table-cell table:style-name="ce23" table:number-columns-repeated="2"/>
          <table:table-cell/>
        </table:table-row>
      </table:table>
      <table:table table:name="R2" table:style-name="ta1">
        <table:table-column table:style-name="co8" table:default-cell-style-name="ce2"/>
        <table:table-column table:style-name="co9" table:default-cell-style-name="ce26"/>
        <table:table-column table:style-name="co2" table:number-columns-repeated="3" table:default-cell-style-name="ce2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8"/>
          <table:table-cell table:style-name="ce1" office:value-type="string" calcext:value-type="string" table:number-columns-spanned="1" table:number-rows-spanned="2">
            <text:p>Best</text:p>
            <text:p>Memory</text:p>
          </table:table-cell>
          <table:table-cell/>
        </table:table-row>
        <table:table-row table:style-name="ro1">
          <table:covered-table-cell office:value-type="string" calcext:value-type="string">
            <text:p>Mecanismo de adaptação</text:p>
          </table:covered-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QO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Both</text:p>
          </table:table-cell>
          <table:covered-table-cell table:style-name="ce6"/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1009.30849285055" calcext:value-type="float">
            <text:p>1009.308</text:p>
          </table:table-cell>
          <table:table-cell office:value-type="float" office:value="651.680638837638" calcext:value-type="float">
            <text:p>651.681</text:p>
          </table:table-cell>
          <table:table-cell table:style-name="ce27" office:value-type="float" office:value="714.299815498155" calcext:value-type="float">
            <text:p>714.300</text:p>
          </table:table-cell>
          <table:table-cell office:value-type="float" office:value="599.25210447417" calcext:value-type="float">
            <text:p>599.252</text:p>
          </table:table-cell>
          <table:table-cell table:style-name="ce27" table:formula="of:=[.D3]" office:value-type="float" office:value="714.299815498155" calcext:value-type="float">
            <text:p>714.300</text:p>
          </table:table-cell>
          <table:table-cell table:style-name="ce6" office:value-type="string" calcext:value-type="string">
            <text:p>Best ML-Adapt result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715.571166087963" calcext:value-type="float">
            <text:p>715.571</text:p>
          </table:table-cell>
          <table:table-cell office:value-type="float" office:value="623.350798547048" calcext:value-type="float">
            <text:p>623.351</text:p>
          </table:table-cell>
          <table:table-cell office:value-type="float" office:value="660.352184606482" calcext:value-type="float">
            <text:p>660.352</text:p>
          </table:table-cell>
          <table:table-cell table:style-name="ce27" office:value-type="float" office:value="750.105798012452" calcext:value-type="float">
            <text:p>750.106</text:p>
          </table:table-cell>
          <table:table-cell table:style-name="ce26" table:formula="of:=[.E4]" office:value-type="float" office:value="750.105798012452" calcext:value-type="float">
            <text:p>750.106</text:p>
          </table:table-cell>
          <table:table-cell table:style-name="ce2"/>
        </table:table-row>
        <table:table-row table:style-name="ro1">
          <table:table-cell office:value-type="string" calcext:value-type="string">
            <text:p>RF</text:p>
          </table:table-cell>
          <table:table-cell table:style-name="ce27" office:value-type="float" office:value="479.203888952952" calcext:value-type="float">
            <text:p>479.204</text:p>
          </table:table-cell>
          <table:table-cell office:value-type="float" office:value="483.858622685185" calcext:value-type="float">
            <text:p>483.859</text:p>
          </table:table-cell>
          <table:table-cell office:value-type="float" office:value="463.376442307692" calcext:value-type="float">
            <text:p>463.376</text:p>
          </table:table-cell>
          <table:table-cell office:value-type="float" office:value="459.285662615741" calcext:value-type="float">
            <text:p>459.286</text:p>
          </table:table-cell>
          <table:table-cell table:style-name="ce26" table:formula="of:=[.B5]" office:value-type="float" office:value="479.203888952952" calcext:value-type="float">
            <text:p>479.204</text:p>
          </table:table-cell>
          <table:table-cell table:style-name="ce2"/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455.43515625" calcext:value-type="float">
            <text:p>455.435</text:p>
          </table:table-cell>
          <table:table-cell table:style-name="ce27" office:value-type="float" office:value="467.689858217593" calcext:value-type="float">
            <text:p>467.690</text:p>
          </table:table-cell>
          <table:table-cell office:value-type="float" office:value="462.38658902214" calcext:value-type="float">
            <text:p>462.387</text:p>
          </table:table-cell>
          <table:table-cell office:value-type="float" office:value="459.953240740741" calcext:value-type="float">
            <text:p>459.953</text:p>
          </table:table-cell>
          <table:table-cell table:style-name="ce27" table:formula="of:=[.C6]" office:value-type="float" office:value="467.689858217593" calcext:value-type="float">
            <text:p>467.690</text:p>
          </table:table-cell>
          <table:table-cell table:style-name="ce6" office:value-type="string" calcext:value-type="string">
            <text:p>Worst ML-Adapt result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table:style-name="ce27" office:value-type="float" office:value="605.47068150369" calcext:value-type="float">
            <text:p>605.471</text:p>
          </table:table-cell>
          <table:table-cell table:number-columns-repeated="3" office:value-type="string" calcext:value-type="string">
            <text:p>-</text:p>
          </table:table-cell>
          <table:table-cell table:style-name="ce26" table:formula="of:=[.B7]" office:value-type="float" office:value="605.47068150369" calcext:value-type="float">
            <text:p>605.471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table:style-name="ce27" office:value-type="float" office:value="425.589238353321" calcext:value-type="float">
            <text:p>425.589</text:p>
          </table:table-cell>
          <table:table-cell table:number-columns-repeated="3" office:value-type="string" calcext:value-type="string">
            <text:p>-</text:p>
          </table:table-cell>
          <table:table-cell table:style-name="ce26" table:formula="of:=[.B8]" office:value-type="float" office:value="425.589238353321" calcext:value-type="float">
            <text:p>425.589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2" table:number-columns-repeated="4"/>
          <table:table-cell table:number-columns-repeated="2"/>
        </table:table-row>
        <table:table-row table:style-name="ro1" table:number-rows-repeated="2">
          <table:table-cell table:style-name="ce23"/>
          <table:table-cell table:style-name="ce27"/>
          <table:table-cell table:number-columns-repeated="5"/>
        </table:table-row>
        <table:table-row table:style-name="ro1">
          <table:table-cell table:style-name="ce23"/>
          <table:table-cell table:number-columns-repeated="3"/>
          <table:table-cell table:style-name="ce27"/>
          <table:table-cell table:number-columns-repeated="2"/>
        </table:table-row>
        <table:table-row table:style-name="ro1">
          <table:table-cell table:style-name="ce23"/>
          <table:table-cell table:style-name="ce27"/>
          <table:table-cell table:number-columns-repeated="5"/>
        </table:table-row>
        <table:table-row table:style-name="ro1"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table:style-name="ce27"/>
          <table:table-cell table:number-columns-repeated="4"/>
        </table:table-row>
      </table:table>
      <table:table table:name="High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default-cell-style-name="ce2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8"/>
          <table:table-cell table:style-name="ce1" office:value-type="string" calcext:value-type="string" table:number-columns-spanned="1" table:number-rows-spanned="2">
            <text:p>Best</text:p>
            <text:p>Memory</text:p>
          </table:table-cell>
          <table:table-cell/>
        </table:table-row>
        <table:table-row table:style-name="ro1">
          <table:covered-table-cell table:style-name="ce2" office:value-type="string" calcext:value-type="string">
            <text:p>Mecanismo de adaptação</text:p>
          </table:covered-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QO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Both</text:p>
          </table:table-cell>
          <table:covered-table-cell table:style-name="ce6"/>
          <table:table-cell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26" office:value-type="float" office:value="740.345833333333" calcext:value-type="float">
            <text:p>740.346</text:p>
          </table:table-cell>
          <table:table-cell table:style-name="ce26" office:value-type="float" office:value="607.983796296296" calcext:value-type="float">
            <text:p>607.984</text:p>
          </table:table-cell>
          <table:table-cell office:value-type="float" office:value="645.104181134259" calcext:value-type="float">
            <text:p>645.104</text:p>
          </table:table-cell>
          <table:table-cell table:style-name="ce27" office:value-type="float" office:value="581.749811921296" calcext:value-type="float">
            <text:p>581.750</text:p>
          </table:table-cell>
          <table:table-cell table:style-name="ce27" table:formula="of:=[.E3]" office:value-type="float" office:value="581.749811921296" calcext:value-type="float">
            <text:p>581.750</text:p>
          </table:table-cell>
          <table:table-cell table:style-name="ce6" office:value-type="string" calcext:value-type="string">
            <text:p>Best ML-Adapt result</text:p>
          </table:table-cell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26" office:value-type="float" office:value="552.605772569444" calcext:value-type="float">
            <text:p>552.606</text:p>
          </table:table-cell>
          <table:table-cell table:style-name="ce26" office:value-type="float" office:value="535.516623263889" calcext:value-type="float">
            <text:p>535.517</text:p>
          </table:table-cell>
          <table:table-cell table:style-name="ce27" office:value-type="float" office:value="577.969632523148" calcext:value-type="float">
            <text:p>577.970</text:p>
          </table:table-cell>
          <table:table-cell table:style-name="ce26" office:value-type="float" office:value="553.217013888889" calcext:value-type="float">
            <text:p>553.217</text:p>
          </table:table-cell>
          <table:table-cell table:style-name="ce26" table:formula="of:=[.D4]" office:value-type="float" office:value="577.969632523148" calcext:value-type="float">
            <text:p>577.970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26" office:value-type="float" office:value="639.895295202952" calcext:value-type="float">
            <text:p>639.895</text:p>
          </table:table-cell>
          <table:table-cell table:style-name="ce26" office:value-type="float" office:value="519.684013310185" calcext:value-type="float">
            <text:p>519.684</text:p>
          </table:table-cell>
          <table:table-cell office:value-type="float" office:value="550.794256365741" calcext:value-type="float">
            <text:p>550.794</text:p>
          </table:table-cell>
          <table:table-cell table:style-name="ce27" office:value-type="float" office:value="529.971629050926" calcext:value-type="float">
            <text:p>529.972</text:p>
          </table:table-cell>
          <table:table-cell table:style-name="ce26" table:formula="of:=[.E5]" office:value-type="float" office:value="529.971629050926" calcext:value-type="float">
            <text:p>529.972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26" office:value-type="float" office:value="563.664076914207" calcext:value-type="float">
            <text:p>563.664</text:p>
          </table:table-cell>
          <table:table-cell table:style-name="ce27" office:value-type="float" office:value="538.607494212963" calcext:value-type="float">
            <text:p>538.607</text:p>
          </table:table-cell>
          <table:table-cell office:value-type="float" office:value="473.545124421296" calcext:value-type="float">
            <text:p>473.545</text:p>
          </table:table-cell>
          <table:table-cell table:style-name="ce26" office:value-type="float" office:value="481.715769675926" calcext:value-type="float">
            <text:p>481.716</text:p>
          </table:table-cell>
          <table:table-cell table:style-name="ce27" table:formula="of:=[.C6]" office:value-type="float" office:value="538.607494212963" calcext:value-type="float">
            <text:p>538.607</text:p>
          </table:table-cell>
          <table:table-cell table:style-name="ce6" office:value-type="string" calcext:value-type="string">
            <text:p>Worst ML-Adapt result</text:p>
          </table:table-cell>
        </table:table-row>
        <table:table-row table:style-name="ro1">
          <table:table-cell table:style-name="ce2" office:value-type="string" calcext:value-type="string">
            <text:p>HPA</text:p>
          </table:table-cell>
          <table:table-cell table:style-name="ce27" office:value-type="float" office:value="591.430338541667" calcext:value-type="float">
            <text:p>591.430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[.B7]" office:value-type="float" office:value="591.430338541667" calcext:value-type="float">
            <text:p>591.430</text:p>
          </table:table-cell>
          <table:table-cell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7" office:value-type="float" office:value="481.317158564815" calcext:value-type="float">
            <text:p>481.317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[.B8]" office:value-type="float" office:value="481.317158564815" calcext:value-type="float">
            <text:p>481.317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" table:number-columns-repeated="5"/>
          <table:table-cell table:number-columns-repeated="2"/>
        </table:table-row>
        <table:table-row table:style-name="ro1" table:number-rows-repeated="2">
          <table:table-cell table:style-name="ce23"/>
          <table:table-cell table:style-name="ce27"/>
          <table:table-cell table:style-name="ce26"/>
          <table:table-cell/>
          <table:table-cell table:style-name="ce26"/>
          <table:table-cell table:number-columns-repeated="2"/>
        </table:table-row>
        <table:table-row table:style-name="ro1">
          <table:table-cell table:style-name="ce23"/>
          <table:table-cell table:style-name="ce26" table:number-columns-repeated="2"/>
          <table:table-cell table:style-name="ce27"/>
          <table:table-cell table:style-name="ce26"/>
          <table:table-cell table:number-columns-repeated="2"/>
        </table:table-row>
        <table:table-row table:style-name="ro1">
          <table:table-cell table:style-name="ce23"/>
          <table:table-cell table:style-name="ce26" table:number-columns-repeated="2"/>
          <table:table-cell/>
          <table:table-cell table:style-name="ce27"/>
          <table:table-cell table:number-columns-repeated="2"/>
        </table:table-row>
        <table:table-row table:style-name="ro1">
          <table:table-cell table:style-name="ce2"/>
          <table:table-cell table:style-name="ce26" table:number-columns-repeated="2"/>
          <table:table-cell table:style-name="ce29"/>
          <table:table-cell table:style-name="ce27"/>
          <table:table-cell table:number-columns-repeated="2"/>
        </table:table-row>
        <table:table-row table:style-name="ro1">
          <table:table-cell table:style-name="ce2"/>
          <table:table-cell table:style-name="ce26"/>
          <table:table-cell table:style-name="ce27"/>
          <table:table-cell table:style-name="ce29"/>
          <table:table-cell table:style-name="ce26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3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3"/>
        </table:table-row>
        <table:table-row table:style-name="ro1"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number-columns-repeated="3"/>
          <table:table-cell table:style-name="ce23"/>
          <table:table-cell table:number-columns-repeated="3"/>
        </table:table-row>
      </table:table>
      <table:table table:name="Medium" table:style-name="ta1">
        <table:table-column table:style-name="co11" table:default-cell-style-name="ce2"/>
        <table:table-column table:style-name="co2" table:default-cell-style-name="ce27"/>
        <table:table-column table:style-name="co2" table:number-columns-repeated="3" table:default-cell-style-name="ce26"/>
        <table:table-column table:style-name="co7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8"/>
          <table:table-cell table:style-name="ce1" office:value-type="string" calcext:value-type="string" table:number-columns-spanned="1" table:number-rows-spanned="2">
            <text:p>Best</text:p>
            <text:p>Memory</text:p>
          </table:table-cell>
          <table:table-cell/>
        </table:table-row>
        <table:table-row table:style-name="ro1">
          <table:covered-table-cell office:value-type="string" calcext:value-type="string">
            <text:p>Mecanismo de adaptação</text:p>
          </table:covered-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QO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Both</text:p>
          </table:table-cell>
          <table:covered-table-cell table:style-name="ce6"/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715.403125" calcext:value-type="float">
            <text:p>715.403</text:p>
          </table:table-cell>
          <table:table-cell office:value-type="float" office:value="649.75044849537" calcext:value-type="float">
            <text:p>649.750</text:p>
          </table:table-cell>
          <table:table-cell office:value-type="float" office:value="789.083723958333" calcext:value-type="float">
            <text:p>789.084</text:p>
          </table:table-cell>
          <table:table-cell office:value-type="float" office:value="754.941623263889" calcext:value-type="float">
            <text:p>754.942</text:p>
          </table:table-cell>
          <table:table-cell table:style-name="ce27" table:formula="of:=[.B3]" office:value-type="float" office:value="715.403125" calcext:value-type="float">
            <text:p>715.403</text:p>
          </table:table-cell>
          <table:table-cell table:style-name="ce6" office:value-type="string" calcext:value-type="string">
            <text:p>Best ML-Adapt result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26" office:value-type="float" office:value="532.762615740741" calcext:value-type="float">
            <text:p>532.763</text:p>
          </table:table-cell>
          <table:table-cell office:value-type="float" office:value="541.555121527778" calcext:value-type="float">
            <text:p>541.555</text:p>
          </table:table-cell>
          <table:table-cell office:value-type="float" office:value="534.776663773148" calcext:value-type="float">
            <text:p>534.777</text:p>
          </table:table-cell>
          <table:table-cell table:style-name="ce27" office:value-type="float" office:value="617.265943287037" calcext:value-type="float">
            <text:p>617.266</text:p>
          </table:table-cell>
          <table:table-cell table:style-name="ce26" table:formula="of:=[.E4]" office:value-type="float" office:value="617.265943287037" calcext:value-type="float">
            <text:p>617.266</text:p>
          </table:table-cell>
          <table:table-cell table:style-name="ce2"/>
        </table:table-row>
        <table:table-row table:style-name="ro1">
          <table:table-cell office:value-type="string" calcext:value-type="string">
            <text:p>RF</text:p>
          </table:table-cell>
          <table:table-cell table:style-name="ce26" office:value-type="float" office:value="547.705570023148" calcext:value-type="float">
            <text:p>547.706</text:p>
          </table:table-cell>
          <table:table-cell office:value-type="float" office:value="503.17689525463" calcext:value-type="float">
            <text:p>503.177</text:p>
          </table:table-cell>
          <table:table-cell table:style-name="ce27" office:value-type="float" office:value="557.786574074074" calcext:value-type="float">
            <text:p>557.787</text:p>
          </table:table-cell>
          <table:table-cell office:value-type="float" office:value="596.056061921296" calcext:value-type="float">
            <text:p>596.056</text:p>
          </table:table-cell>
          <table:table-cell table:style-name="ce26" table:formula="of:=[.D5]" office:value-type="float" office:value="557.786574074074" calcext:value-type="float">
            <text:p>557.787</text:p>
          </table:table-cell>
          <table:table-cell table:style-name="ce2"/>
        </table:table-row>
        <table:table-row table:style-name="ro1">
          <table:table-cell office:value-type="string" calcext:value-type="string">
            <text:p>XGBoost</text:p>
          </table:table-cell>
          <table:table-cell table:style-name="ce26" office:value-type="float" office:value="471.593778935185" calcext:value-type="float">
            <text:p>471.594</text:p>
          </table:table-cell>
          <table:table-cell office:value-type="float" office:value="444.981409143519" calcext:value-type="float">
            <text:p>444.981</text:p>
          </table:table-cell>
          <table:table-cell office:value-type="float" office:value="555.028096064815" calcext:value-type="float">
            <text:p>555.028</text:p>
          </table:table-cell>
          <table:table-cell table:style-name="ce27" office:value-type="float" office:value="615.01048900463" calcext:value-type="float">
            <text:p>615.010</text:p>
          </table:table-cell>
          <table:table-cell table:style-name="ce27" table:formula="of:=[.E6]" office:value-type="float" office:value="615.01048900463" calcext:value-type="float">
            <text:p>615.010</text:p>
          </table:table-cell>
          <table:table-cell table:style-name="ce6" office:value-type="string" calcext:value-type="string">
            <text:p>Worst ML-Adapt result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float" office:value="522.151186342593" calcext:value-type="float">
            <text:p>522.151</text:p>
          </table:table-cell>
          <table:table-cell table:number-columns-repeated="3" office:value-type="string" calcext:value-type="string">
            <text:p>-</text:p>
          </table:table-cell>
          <table:table-cell table:style-name="ce26" table:formula="of:=[.B7]" office:value-type="float" office:value="522.151186342593" calcext:value-type="float">
            <text:p>522.151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424.005729166667" calcext:value-type="float">
            <text:p>424.006</text:p>
          </table:table-cell>
          <table:table-cell table:number-columns-repeated="3" office:value-type="string" calcext:value-type="string">
            <text:p>-</text:p>
          </table:table-cell>
          <table:table-cell table:style-name="ce26" table:formula="of:=[.B8]" office:value-type="float" office:value="424.005729166667" calcext:value-type="float">
            <text:p>424.006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/>
        </table:table-row>
        <table:table-row table:style-name="ro1">
          <table:table-cell table:style-name="ce23"/>
          <table:table-cell table:number-columns-repeated="5"/>
          <table:table-cell table:style-name="ce2"/>
        </table:table-row>
        <table:table-row table:style-name="ro1">
          <table:table-cell table:style-name="ce23"/>
          <table:table-cell table:number-columns-repeated="6"/>
        </table:table-row>
        <table:table-row table:style-name="ro1">
          <table:table-cell table:style-name="ce23"/>
          <table:table-cell table:style-name="ce26"/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 table:style-name="ce23"/>
          <table:table-cell table:style-name="ce26"/>
          <table:table-cell/>
          <table:table-cell table:style-name="ce27"/>
          <table:table-cell table:number-columns-repeated="3"/>
        </table:table-row>
        <table:table-row table:style-name="ro1">
          <table:table-cell table:number-columns-repeated="4"/>
          <table:table-cell table:style-name="ce29"/>
          <table:table-cell table:number-columns-repeated="2"/>
        </table:table-row>
        <table:table-row table:style-name="ro1">
          <table:table-cell table:style-name="ce23"/>
          <table:table-cell table:style-name="ce26"/>
          <table:table-cell/>
          <table:table-cell table:style-name="ce29"/>
          <table:table-cell table:style-name="ce27"/>
          <table:table-cell table:number-columns-repeated="2"/>
        </table:table-row>
      </table:table>
      <table:table table:name="Low" table:style-name="ta1">
        <table:table-column table:style-name="co11" table:default-cell-style-name="Default"/>
        <table:table-column table:style-name="co2" table:number-columns-repeated="4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28"/>
          <table:table-cell table:style-name="ce1" office:value-type="string" calcext:value-type="string" table:number-columns-spanned="1" table:number-rows-spanned="2">
            <text:p>Best</text:p>
            <text:p>Memory</text:p>
          </table:table-cell>
          <table:table-cell/>
        </table:table-row>
        <table:table-row table:style-name="ro1">
          <table:covered-table-cell table:style-name="ce2" office:value-type="string" calcext:value-type="string">
            <text:p>Mecanismo de adaptação</text:p>
          </table:covered-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QO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Both</text:p>
          </table:table-cell>
          <table:covered-table-cell table:style-name="ce6"/>
          <table:table-cell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27" office:value-type="float" office:value="763.78431712963" calcext:value-type="float">
            <text:p>763.784</text:p>
          </table:table-cell>
          <table:table-cell table:style-name="ce26" office:value-type="float" office:value="548.389988425926" calcext:value-type="float">
            <text:p>548.390</text:p>
          </table:table-cell>
          <table:table-cell table:style-name="ce26" office:value-type="float" office:value="628.9078125" calcext:value-type="float">
            <text:p>628.908</text:p>
          </table:table-cell>
          <table:table-cell table:style-name="ce26" office:value-type="float" office:value="491.312745949074" calcext:value-type="float">
            <text:p>491.313</text:p>
          </table:table-cell>
          <table:table-cell table:style-name="ce27" table:formula="of:=[.B3]" office:value-type="float" office:value="763.78431712963" calcext:value-type="float">
            <text:p>763.784</text:p>
          </table:table-cell>
          <table:table-cell table:style-name="ce6" office:value-type="string" calcext:value-type="string">
            <text:p>Best ML-Adapt result</text:p>
          </table:table-cell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29" office:value-type="float" office:value="452.796368634259" calcext:value-type="float">
            <text:p>452.796</text:p>
          </table:table-cell>
          <table:table-cell table:style-name="ce27" office:value-type="float" office:value="486.536863425926" calcext:value-type="float">
            <text:p>486.537</text:p>
          </table:table-cell>
          <table:table-cell table:style-name="ce26" office:value-type="float" office:value="474.684288194444" calcext:value-type="float">
            <text:p>474.684</text:p>
          </table:table-cell>
          <table:table-cell table:style-name="ce26" office:value-type="float" office:value="484.037340856481" calcext:value-type="float">
            <text:p>484.037</text:p>
          </table:table-cell>
          <table:table-cell table:style-name="ce26" table:formula="of:=[.C4]" office:value-type="float" office:value="486.536863425926" calcext:value-type="float">
            <text:p>486.537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27" office:value-type="float" office:value="478.224450231481" calcext:value-type="float">
            <text:p>478.224</text:p>
          </table:table-cell>
          <table:table-cell table:style-name="ce29" office:value-type="float" office:value="462.531929976852" calcext:value-type="float">
            <text:p>462.532</text:p>
          </table:table-cell>
          <table:table-cell table:style-name="ce26" office:value-type="float" office:value="535.455078125" calcext:value-type="float">
            <text:p>535.455</text:p>
          </table:table-cell>
          <table:table-cell table:style-name="ce29" office:value-type="float" office:value="516.959375" calcext:value-type="float">
            <text:p>516.959</text:p>
          </table:table-cell>
          <table:table-cell table:style-name="ce26" table:formula="of:=[.B5]" office:value-type="float" office:value="478.224450231481" calcext:value-type="float">
            <text:p>478.224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27" office:value-type="float" office:value="541.750708912037" calcext:value-type="float">
            <text:p>541.751</text:p>
          </table:table-cell>
          <table:table-cell table:style-name="ce26" office:value-type="float" office:value="469.149594907407" calcext:value-type="float">
            <text:p>469.150</text:p>
          </table:table-cell>
          <table:table-cell table:style-name="ce29" office:value-type="float" office:value="434.087905092593" calcext:value-type="float">
            <text:p>434.088</text:p>
          </table:table-cell>
          <table:table-cell table:style-name="ce26" office:value-type="float" office:value="436.002300347222" calcext:value-type="float">
            <text:p>436.002</text:p>
          </table:table-cell>
          <table:table-cell table:style-name="ce27" table:formula="of:=[.B6]" office:value-type="float" office:value="541.750708912037" calcext:value-type="float">
            <text:p>541.751</text:p>
          </table:table-cell>
          <table:table-cell table:style-name="ce6" office:value-type="string" calcext:value-type="string">
            <text:p>Worst ML-Adapt result</text:p>
          </table:table-cell>
        </table:table-row>
        <table:table-row table:style-name="ro1">
          <table:table-cell table:style-name="ce2" office:value-type="string" calcext:value-type="string">
            <text:p>HPA</text:p>
          </table:table-cell>
          <table:table-cell table:style-name="ce27" office:value-type="float" office:value="598.077170138889" calcext:value-type="float">
            <text:p>598.07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table:formula="of:=[.B7]" office:value-type="float" office:value="598.077170138889" calcext:value-type="float">
            <text:p>598.077</text:p>
          </table:table-cell>
          <table:table-cell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7" office:value-type="float" office:value="499.104933449074" calcext:value-type="float">
            <text:p>499.105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26" table:formula="of:=[.B8]" office:value-type="float" office:value="499.104933449074" calcext:value-type="float">
            <text:p>499.105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23"/>
          <table:table-cell table:style-name="ce27"/>
          <table:table-cell table:style-name="ce26"/>
          <table:table-cell table:style-name="ce29" table:number-columns-repeated="2"/>
          <table:table-cell table:number-columns-repeated="2"/>
        </table:table-row>
      </table:table>
      <table:table table:name="All results by workload" table:style-name="ta1">
        <table:table-column table:style-name="co12" table:default-cell-style-name="ce2"/>
        <table:table-column table:style-name="co2" table:number-columns-repeated="3" table:default-cell-style-name="ce29"/>
        <table:table-column table:style-name="co13" table:default-cell-style-name="ce29"/>
        <table:table-column table:style-name="co14" table:default-cell-style-name="ce29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Workload</text:p>
          </table:table-cell>
          <table:table-cell table:style-name="ce1" office:value-type="string" calcext:value-type="string" table:number-columns-spanned="6" table:number-rows-spanned="1">
            <text:p>Configurations</text:p>
          </table:table-cell>
          <table:covered-table-cell table:number-columns-repeated="5" table:style-name="ce28"/>
          <table:table-cell table:number-columns-repeated="7"/>
        </table:table-row>
        <table:table-row table:style-name="ro1">
          <table:covered-table-cell table:style-name="ce6"/>
          <table:table-cell table:style-name="ce6" office:value-type="string" calcext:value-type="string">
            <text:p>SVR</text:p>
          </table:table-cell>
          <table:table-cell table:style-name="ce6" office:value-type="string" calcext:value-type="string">
            <text:p>MLP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XGBoost</text:p>
          </table:table-cell>
          <table:table-cell table:style-name="ce6" office:value-type="string" calcext:value-type="string">
            <text:p>HPA</text:p>
          </table:table-cell>
          <table:table-cell table:style-name="ce6" office:value-type="string" calcext:value-type="string">
            <text:p>Base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table:formula="of:=[$R1.$F3]" office:value-type="float" office:value="720.528900484317" calcext:value-type="float">
            <text:p>720.529</text:p>
          </table:table-cell>
          <table:table-cell table:style-name="ce27" table:formula="of:=[$R1.$F4]" office:value-type="float" office:value="700.797439236111" calcext:value-type="float">
            <text:p>700.797</text:p>
          </table:table-cell>
          <table:table-cell table:formula="of:=[$R1.$F5]" office:value-type="float" office:value="567.82202779059" calcext:value-type="float">
            <text:p>567.822</text:p>
          </table:table-cell>
          <table:table-cell table:style-name="ce27" table:formula="of:=[$R1.$F6]" office:value-type="float" office:value="579.383116319444" calcext:value-type="float">
            <text:p>579.383</text:p>
          </table:table-cell>
          <table:table-cell table:formula="of:=[$R1.$F7]" office:value-type="float" office:value="678.258912037037" calcext:value-type="float">
            <text:p>678.259</text:p>
          </table:table-cell>
          <table:table-cell table:style-name="ce29" table:formula="of:=[$R1.$F8]" office:value-type="float" office:value="472.878488238007" calcext:value-type="float">
            <text:p>472.878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table:style-name="ce27" table:formula="of:=[$R2.$F3]" office:value-type="float" office:value="714.299815498155" calcext:value-type="float">
            <text:p>714.300</text:p>
          </table:table-cell>
          <table:table-cell table:formula="of:=[$R2.$F4]" office:value-type="float" office:value="750.105798012452" calcext:value-type="float">
            <text:p>750.106</text:p>
          </table:table-cell>
          <table:table-cell table:formula="of:=[$R2.$F5]" office:value-type="float" office:value="479.203888952952" calcext:value-type="float">
            <text:p>479.204</text:p>
          </table:table-cell>
          <table:table-cell table:style-name="ce27" table:formula="of:=[$R2.$F6]" office:value-type="float" office:value="467.689858217593" calcext:value-type="float">
            <text:p>467.690</text:p>
          </table:table-cell>
          <table:table-cell table:formula="of:=[$R2.$F7]" office:value-type="float" office:value="605.47068150369" calcext:value-type="float">
            <text:p>605.471</text:p>
          </table:table-cell>
          <table:table-cell table:style-name="ce29" table:formula="of:=[$R2.$F8]" office:value-type="float" office:value="425.589238353321" calcext:value-type="float">
            <text:p>425.589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igh</text:p>
          </table:table-cell>
          <table:table-cell table:style-name="ce27" table:formula="of:=[$High.$F3]" office:value-type="float" office:value="581.749811921296" calcext:value-type="float">
            <text:p>581.750</text:p>
          </table:table-cell>
          <table:table-cell table:formula="of:=[$High.$F4]" office:value-type="float" office:value="577.969632523148" calcext:value-type="float">
            <text:p>577.970</text:p>
          </table:table-cell>
          <table:table-cell table:formula="of:=[$High.$F5]" office:value-type="float" office:value="529.971629050926" calcext:value-type="float">
            <text:p>529.972</text:p>
          </table:table-cell>
          <table:table-cell table:style-name="ce27" table:formula="of:=[$High.$F6]" office:value-type="float" office:value="538.607494212963" calcext:value-type="float">
            <text:p>538.607</text:p>
          </table:table-cell>
          <table:table-cell table:formula="of:=[$High.$F7]" office:value-type="float" office:value="591.430338541667" calcext:value-type="float">
            <text:p>591.430</text:p>
          </table:table-cell>
          <table:table-cell table:style-name="ce29" table:formula="of:=[$High.$F8]" office:value-type="float" office:value="481.317158564815" calcext:value-type="float">
            <text:p>481.317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edium</text:p>
          </table:table-cell>
          <table:table-cell table:style-name="ce27" table:formula="of:=[$Medium.$F3]" office:value-type="float" office:value="715.403125" calcext:value-type="float">
            <text:p>715.403</text:p>
          </table:table-cell>
          <table:table-cell table:formula="of:=[$Medium.$F4]" office:value-type="float" office:value="617.265943287037" calcext:value-type="float">
            <text:p>617.266</text:p>
          </table:table-cell>
          <table:table-cell table:formula="of:=[$Medium.$F5]" office:value-type="float" office:value="557.786574074074" calcext:value-type="float">
            <text:p>557.787</text:p>
          </table:table-cell>
          <table:table-cell table:style-name="ce27" table:formula="of:=[$Medium.$F6]" office:value-type="float" office:value="615.01048900463" calcext:value-type="float">
            <text:p>615.010</text:p>
          </table:table-cell>
          <table:table-cell table:formula="of:=[$Medium.$F7]" office:value-type="float" office:value="522.151186342593" calcext:value-type="float">
            <text:p>522.151</text:p>
          </table:table-cell>
          <table:table-cell table:style-name="ce29" table:formula="of:=[$Medium.$F8]" office:value-type="float" office:value="424.005729166667" calcext:value-type="float">
            <text:p>424.006</text:p>
          </table:table-cell>
          <table:table-cell table:style-name="ce2"/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Low</text:p>
          </table:table-cell>
          <table:table-cell table:style-name="ce27" table:formula="of:=[$Low.$F3]" office:value-type="float" office:value="763.78431712963" calcext:value-type="float">
            <text:p>763.784</text:p>
          </table:table-cell>
          <table:table-cell table:formula="of:=[$Low.$F4]" office:value-type="float" office:value="486.536863425926" calcext:value-type="float">
            <text:p>486.537</text:p>
          </table:table-cell>
          <table:table-cell table:formula="of:=[$Low.$F5]" office:value-type="float" office:value="478.224450231481" calcext:value-type="float">
            <text:p>478.224</text:p>
          </table:table-cell>
          <table:table-cell table:style-name="ce27" table:formula="of:=[$Low.$F6]" office:value-type="float" office:value="541.750708912037" calcext:value-type="float">
            <text:p>541.751</text:p>
          </table:table-cell>
          <table:table-cell table:formula="of:=[$Low.$F7]" office:value-type="float" office:value="598.077170138889" calcext:value-type="float">
            <text:p>598.077</text:p>
          </table:table-cell>
          <table:table-cell table:style-name="ce29" table:formula="of:=[$Low.$F8]" office:value-type="float" office:value="499.104933449074" calcext:value-type="float">
            <text:p>499.105</text:p>
          </table:table-cell>
          <table:table-cell table:style-name="ce2"/>
          <table:table-cell table:number-columns-repeated="5"/>
          <table:table-cell table:style-name="ce2"/>
        </table:table-row>
        <table:table-row table:style-name="ro1">
          <table:table-cell/>
          <table:table-cell table:style-name="ce2" table:number-columns-repeated="4"/>
          <table:table-cell table:style-name="Default"/>
          <table:table-cell table:number-columns-repeated="5"/>
          <table:table-cell table:style-name="ce31" table:number-columns-repeated="2"/>
          <table:table-cell/>
        </table:table-row>
        <table:table-row table:style-name="ro1">
          <table:table-cell table:style-name="Default" table:number-columns-repeated="6"/>
          <table:table-cell/>
          <table:table-cell table:style-name="ce23" table:number-columns-repeated="4"/>
          <table:table-cell table:style-name="ce2"/>
          <table:table-cell table:style-name="ce31"/>
          <table:table-cell/>
        </table:table-row>
        <table:table-row table:style-name="ro1">
          <table:table-cell table:style-name="Default" table:number-columns-repeated="6"/>
          <table:table-cell/>
          <table:table-cell table:style-name="ce29" table:number-columns-repeated="2"/>
          <table:table-cell table:style-name="ce27"/>
          <table:table-cell table:style-name="ce26" table:number-columns-repeated="3"/>
          <table:table-cell/>
        </table:table-row>
        <table:table-row table:style-name="ro1">
          <table:table-cell table:style-name="ce30"/>
          <table:table-cell table:style-name="ce2"/>
          <table:table-cell table:style-name="Default" table:number-columns-repeated="4"/>
          <table:table-cell/>
          <table:table-cell table:style-name="ce26"/>
          <table:table-cell table:style-name="ce27"/>
          <table:table-cell/>
          <table:table-cell table:style-name="ce26" table:number-columns-repeated="2"/>
          <table:table-cell table:style-name="ce29"/>
          <table:table-cell/>
        </table:table-row>
        <table:table-row table:style-name="ro1">
          <table:table-cell/>
          <table:table-cell table:style-name="ce2" table:number-columns-repeated="5"/>
          <table:table-cell table:number-columns-repeated="8"/>
        </table:table-row>
        <table:table-row table:style-name="ro1">
          <table:table-cell table:style-name="ce23"/>
          <table:table-cell table:number-columns-repeated="13"/>
        </table:table-row>
        <table:table-row table:style-name="ro1" table:number-rows-repeated="3">
          <table:table-cell table:style-name="ce23"/>
          <table:table-cell table:number-columns-repeated="5"/>
          <table:table-cell table:style-name="ce2"/>
          <table:table-cell table:number-columns-repeated="7"/>
        </table:table-row>
        <table:table-row table:style-name="ro1">
          <table:table-cell table:number-columns-repeated="8"/>
          <table:table-cell table:style-name="ce29" table:number-columns-repeated="6"/>
        </table:table-row>
        <table:table-row table:style-name="ro1">
          <table:table-cell table:style-name="ce23"/>
          <table:table-cell table:number-columns-repeated="6"/>
          <table:table-cell table:style-name="ce2"/>
          <table:table-cell table:style-name="ce29"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</table:table>
      <table:named-expressions/>
      <table:database-ranges>
        <table:database-range table:name="__Anonymous_Sheet_DB__0" table:target-range-address="R1.G1:R1.J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31:24.001801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6:13:32.558278086</meta:creation-date>
    <dc:date>2020-06-10T14:37:20.921992235</dc:date>
    <meta:editing-duration>PT11H54M16S</meta:editing-duration>
    <meta:editing-cycles>203</meta:editing-cycles>
    <meta:generator>LibreOffice/6.0.7.3$Linux_X86_64 LibreOffice_project/00m0$Build-3</meta:generator>
    <meta:document-statistic meta:table-count="6" meta:cell-count="273" meta:object-count="0"/>
  </office:meta>
</office:document-meta>
</file>